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4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9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8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3">
            <text:p>違章建築拆除案件</text:p>
          </table:table-cell>
          <table:covered-table-cell table:number-columns-repeated="9"/>
          <table:table-cell table:number-columns-spanned="8" table:number-rows-spanned="1" table:style-name="ce25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30">
            <text:p>中華民國106年5月</text:p>
          </table:table-cell>
          <table:covered-table-cell table:number-columns-repeated="9"/>
          <table:table-cell office:value-type="string" table:number-columns-spanned="8" table:number-rows-spanned="1" table:style-name="ce28">
            <text:p><text:s text:c="6"/>May <text:s text:c="3"/>- 2017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7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6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82">
            <text:p>區　<text:span text:style-name="T2"><text:s/></text:span>域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83">
            <text:p>總計</text:p>
          </table:table-cell>
          <table:covered-table-cell/>
          <table:table-cell office:value-type="string" table:number-columns-spanned="3" table:number-rows-spanned="2" table:style-name="ce84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8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9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9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0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3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8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7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72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72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72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72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78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72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3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72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3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76">
            <text:p>本年度累計至本月底</text:p>
            <text:p>移送法辦數</text:p>
          </table:table-cell>
          <table:table-cell office:value-type="string" table:number-columns-spanned="1" table:number-rows-spanned="2" table:style-name="ce75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73117" table:style-name="ce11">
            <text:p><text:s/>673,117<text:s/></text:p>
          </table:table-cell>
          <table:table-cell office:value-type="float" office:value="2843" table:style-name="ce12">
            <text:p><text:s/>2,843<text:s/></text:p>
          </table:table-cell>
          <table:table-cell office:value-type="float" office:value="44470" table:style-name="ce12">
            <text:p><text:s/>44,47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618280" table:style-name="ce12">
            <text:p><text:s/>618,280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671" table:style-name="ce12">
            <text:p><text:s/>1,671<text:s/></text:p>
          </table:table-cell>
          <table:table-cell office:value-type="float" office:value="8047" table:style-name="ce12">
            <text:p><text:s/>8,047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454" table:style-name="ce12">
            <text:p><text:s/>454<text:s/></text:p>
          </table:table-cell>
          <table:table-cell office:value-type="float" office:value="3012" table:style-name="ce12">
            <text:p><text:s/>3,012<text:s/></text:p>
          </table:table-cell>
          <table:table-cell office:value-type="float" office:value="2320" table:style-name="ce12">
            <text:p><text:s/>2,320<text:s/></text:p>
          </table:table-cell>
          <table:table-cell office:value-type="float" office:value="692" table:style-name="ce12">
            <text:p><text:s/>692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6" table:style-name="ce12">
            <text:p><text:s/>6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5926" table:style-name="ce11">
            <text:p><text:s/>205,926<text:s/></text:p>
          </table:table-cell>
          <table:table-cell office:value-type="float" office:value="1797" table:style-name="ce12">
            <text:p><text:s/>1,79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3105" table:style-name="ce12">
            <text:p><text:s/>203,105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496" table:style-name="ce12">
            <text:p><text:s/>1,496<text:s/></text:p>
          </table:table-cell>
          <table:table-cell office:value-type="float" office:value="2122" table:style-name="ce12">
            <text:p><text:s/>2,12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885" table:style-name="ce12">
            <text:p><text:s/>885<text:s/></text:p>
          </table:table-cell>
          <table:table-cell office:value-type="float" office:value="699" table:style-name="ce12">
            <text:p><text:s/>699<text:s/></text:p>
          </table:table-cell>
          <table:table-cell office:value-type="float" office:value="186" table:style-name="ce12">
            <text:p><text:s/>186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5872" table:style-name="ce11">
            <text:p><text:s/>85,872<text:s/></text:p>
          </table:table-cell>
          <table:table-cell office:value-type="float" office:value="374" table:style-name="ce12">
            <text:p><text:s/>374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8385" table:style-name="ce12">
            <text:p><text:s/>78,38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697" table:style-name="ce12">
            <text:p><text:s/>69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413" table:style-name="ce12">
            <text:p><text:s/>413<text:s/></text:p>
          </table:table-cell>
          <table:table-cell office:value-type="float" office:value="228" table:style-name="ce12">
            <text:p><text:s/>228<text:s/></text:p>
          </table:table-cell>
          <table:table-cell office:value-type="float" office:value="185" table:style-name="ce12">
            <text:p><text:s/>18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8416" table:style-name="ce11">
            <text:p><text:s/>58,416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333" table:style-name="ce12">
            <text:p><text:s/>55,33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908" table:style-name="ce12">
            <text:p><text:s/>1,90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442" table:style-name="ce12">
            <text:p><text:s/>442<text:s/></text:p>
          </table:table-cell>
          <table:table-cell office:value-type="float" office:value="441" table:style-name="ce12">
            <text:p><text:s/>44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5091" table:style-name="ce11">
            <text:p><text:s/>75,091<text:s/></text:p>
          </table:table-cell>
          <table:table-cell office:value-type="float" office:value="197" table:style-name="ce12">
            <text:p><text:s/>197<text:s/></text:p>
          </table:table-cell>
          <table:table-cell office:value-type="float" office:value="22046" table:style-name="ce12">
            <text:p><text:s/>22,04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52045" table:style-name="ce12">
            <text:p><text:s/>52,04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780" table:style-name="ce12">
            <text:p><text:s/>7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337" table:style-name="ce12">
            <text:p><text:s/>337<text:s/></text:p>
          </table:table-cell>
          <table:table-cell office:value-type="float" office:value="220" table:style-name="ce12">
            <text:p><text:s/>220<text:s/></text:p>
          </table:table-cell>
          <table:table-cell office:value-type="float" office:value="117" table:style-name="ce12">
            <text:p><text:s/>11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8047" table:style-name="ce11">
            <text:p><text:s/>28,047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628" table:style-name="ce12">
            <text:p><text:s/>23,6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97" table:style-name="ce12">
            <text:p><text:s/>69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90" table:style-name="ce12">
            <text:p><text:s/>190<text:s/></text:p>
          </table:table-cell>
          <table:table-cell office:value-type="float" office:value="113" table:style-name="ce12">
            <text:p><text:s/>113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658" table:style-name="ce11">
            <text:p><text:s/>122,658<text:s/></text:p>
          </table:table-cell>
          <table:table-cell office:value-type="float" office:value="222" table:style-name="ce12">
            <text:p><text:s/>222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808" table:style-name="ce12">
            <text:p><text:s/>121,80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487" table:style-name="ce12">
            <text:p><text:s/>48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238" table:style-name="ce12">
            <text:p><text:s/>238<text:s/></text:p>
          </table:table-cell>
          <table:table-cell office:value-type="float" office:value="194" table:style-name="ce12">
            <text:p><text:s/>194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3755" table:style-name="ce11">
            <text:p><text:s/>93,755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10869" table:style-name="ce12">
            <text:p><text:s/>10,8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1178" table:style-name="ce12">
            <text:p><text:s/>81,178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1303" table:style-name="ce12">
            <text:p><text:s/>1,303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487" table:style-name="ce12">
            <text:p><text:s/>487<text:s/></text:p>
          </table:table-cell>
          <table:table-cell office:value-type="float" office:value="405" table:style-name="ce12">
            <text:p><text:s/>405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527" table:style-name="ce16">
            <text:p><text:s/>3,527<text:s/></text:p>
          </table:table-cell>
          <table:table-cell office:value-type="float" office:value="29" table:style-name="ce15">
            <text:p><text:s/>29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84" table:style-name="ce15">
            <text:p><text:s/>1,7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5" table:style-name="ce15">
            <text:p><text:s/>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38" table:style-name="ce15">
            <text:p><text:s/>38<text:s/></text:p>
          </table:table-cell>
          <table:table-cell office:value-type="float" office:value="37" table:style-name="ce15">
            <text:p><text:s/>37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261" table:style-name="ce16">
            <text:p><text:s/>7,261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000" table:style-name="ce15">
            <text:p><text:s/>6,00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118" table:style-name="ce15">
            <text:p><text:s/>1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904" table:style-name="ce16">
            <text:p><text:s/>2,90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1" table:style-name="ce15">
            <text:p><text:s/>2,81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8" table:style-name="ce15">
            <text:p><text:s/>6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968" table:style-name="ce16">
            <text:p><text:s/>6,968<text:s/></text:p>
          </table:table-cell>
          <table:table-cell office:value-type="float" office:value="17" table:style-name="ce15">
            <text:p><text:s/>17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550" table:style-name="ce15">
            <text:p><text:s/>6,55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127" table:style-name="ce15">
            <text:p><text:s/>127<text:s/>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6" table:style-name="ce15">
            <text:p><text:s/>66<text:s/></text:p>
          </table:table-cell>
          <table:table-cell office:value-type="float" office:value="52" table:style-name="ce15">
            <text:p><text:s/>52<text:s/></text:p>
          </table:table-cell>
          <table:table-cell office:value-type="float" office:value="14" table:style-name="ce15">
            <text:p><text:s/>1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538" table:style-name="ce16">
            <text:p><text:s/>2,538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34" table:style-name="ce15">
            <text:p><text:s/>2,23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163" table:style-name="ce15">
            <text:p><text:s/>16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169" table:style-name="ce16">
            <text:p><text:s/>3,169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100" table:style-name="ce15">
            <text:p><text:s/>2,10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56" table:style-name="ce15">
            <text:p><text:s/>95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88" table:style-name="ce15">
            <text:p><text:s/>8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6" table:style-name="ce15">
            <text:p><text:s/>26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986" table:style-name="ce16">
            <text:p><text:s/>3,98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89" table:style-name="ce15">
            <text:p><text:s/>3,489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7" table:style-name="ce15">
            <text:p><text:s/>11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524" table:style-name="ce16">
            <text:p><text:s/>14,524<text:s/></text:p>
          </table:table-cell>
          <table:table-cell office:value-type="float" office:value="40" table:style-name="ce15">
            <text:p><text:s/>40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483" table:style-name="ce15">
            <text:p><text:s/>13,48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47" table:style-name="ce15">
            <text:p><text:s/>147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78" table:style-name="ce15">
            <text:p><text:s/>78<text:s/>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215" table:style-name="ce16">
            <text:p><text:s/>1,215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46" table:style-name="ce15">
            <text:p><text:s/>1,14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9" table:style-name="ce15">
            <text:p><text:s/>5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28" table:style-name="ce16">
            <text:p><text:s/>2,828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8" table:style-name="ce15">
            <text:p><text:s/>2,8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8" table:style-name="ce15">
            <text:p><text:s/>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" table:style-name="ce15">
            <text:p><text:s/>1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332" table:style-name="ce16">
            <text:p><text:s/>18,332<text:s/>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328" table:style-name="ce15">
            <text:p><text:s/>17,32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57" table:style-name="ce15">
            <text:p><text:s/>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18" table:style-name="ce15">
            <text:p><text:s/>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10050" table:style-name="ce16">
            <text:p><text:s/>10,050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676" table:style-name="ce15">
            <text:p><text:s/>9,6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73" table:style-name="ce15">
            <text:p><text:s/>27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101" table:style-name="ce15">
            <text:p><text:s/>101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41" table:style-name="ce16">
            <text:p><text:s/>16,44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91" table:style-name="ce15">
            <text:p><text:s/>12,8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352" table:style-name="ce11">
            <text:p><text:s/>3,35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98" table:style-name="ce12">
            <text:p><text:s/>2,7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770" table:style-name="ce13">
            <text:p><text:s/>2,77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00" table:style-name="ce14">
            <text:p><text:s/>2,7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82" table:style-name="ce13">
            <text:p><text:s/>58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8" table:style-name="ce14">
            <text:p><text:s/>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4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1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7-08-25T09:21:35Z</dc:date>
    <meta:print-date>2016-05-30T02:21:08Z</meta:print-date>
  </office:meta>
</office:document-meta>
</file>